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none" fo:border-left="thin solid #FFFFFF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9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20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1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9.86895833333333cm"/>
    </style:style>
    <style:style style:name="co4" style:family="table-column">
      <style:table-column-properties fo:break-before="auto" style:column-width="7.805208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LUGLI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30">
            <text:p>PERIODO DI RIFERIMENTO LUGLIO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1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.549999999999997" table:style-name="ce11">
            <text:p>36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4.3333333333333" table:style-name="ce11">
            <text:p>4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6041666666667" table:style-name="ce15">
            <text:p>35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3.72" table:style-name="ce11">
            <text:p>34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875" table:style-name="ce15">
            <text:p>4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51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357142857142897" table:style-name="ce15">
            <text:p>4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1.5" table:style-name="ce11">
            <text:p>3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0833333333333" table:style-name="ce15">
            <text:p>2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72649572649603" table:style-name="ce15">
            <text:p>40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.894736842105299" table:style-name="ce11">
            <text:p>29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8.052631578947398" table:style-name="ce11">
            <text:p>1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214285714285701" table:style-name="ce15">
            <text:p>2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044444444444402" table:style-name="ce15">
            <text:p>31</text:p>
          </table:table-cell>
          <table:table-cell office:value-type="float" office:value="90" table:style-name="ce16">
            <text:p>9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.4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4.6666666666667" table:style-name="ce11">
            <text:p>5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651006711409" table:style-name="ce15">
            <text:p>38</text:p>
          </table:table-cell>
          <table:table-cell office:value-type="float" office:value="298" table:style-name="ce16">
            <text:p>29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.3333333333333" table:style-name="ce11">
            <text:p>28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395973154362402" table:style-name="ce11">
            <text:p>32</text:p>
          </table:table-cell>
          <table:table-cell office:value-type="float" office:value="149" table:style-name="ce12">
            <text:p>14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Allergologia Totale</text:p>
          </table:table-cell>
          <table:table-cell table:number-columns-repeated="4" table:style-name="ce17"/>
          <table:table-cell office:value-type="float" office:value="29.167757956854757" table:style-name="ce11">
            <text:p>29</text:p>
          </table:table-cell>
          <table:table-cell office:value-type="float" office:value="929" table:style-name="ce12">
            <text:p>92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6" table:style-name="ce11">
            <text:p>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1428571428571" table:style-name="ce15">
            <text:p>11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86407766990299" table:style-name="ce15">
            <text:p>13</text:p>
          </table:table-cell>
          <table:table-cell office:value-type="float" office:value="103" table:style-name="ce16">
            <text:p>10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666666666666669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169491525424" table:style-name="ce15">
            <text:p>10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8.3333333333333" table:style-name="ce11">
            <text:p>2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068965517241402" table:style-name="ce15">
            <text:p>3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5714285714285703" table:style-name="ce15">
            <text:p>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8888888888888902" table:style-name="ce11">
            <text:p>6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78571428571429" table:style-name="ce15">
            <text:p>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7787610619469003" table:style-name="ce15">
            <text:p>8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1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3333333333333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10526315789501" table:style-name="ce15">
            <text:p>23</text:p>
          </table:table-cell>
          <table:table-cell office:value-type="float" office:value="76" table:style-name="ce16">
            <text:p>7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4" table:style-name="ce15">
            <text:p>1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2" table:style-name="ce15">
            <text:p>13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333333333333293" table:style-name="ce15">
            <text:p>8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4.933333333333302" table:style-name="ce11">
            <text:p>35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77" table:style-name="ce11">
            <text:p>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16" table:style-name="ce15">
            <text:p>47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315789473684198" table:style-name="ce15">
            <text:p>4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333333333333304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923076923076898" table:style-name="ce15">
            <text:p>5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269230769230802" table:style-name="ce15">
            <text:p>8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222222222222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9" table:style-name="ce11">
            <text:p>27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3.81081081081101" table:style-name="ce15">
            <text:p>264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4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33333333333301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.5999999999999996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4615384615384599" table:style-name="ce15">
            <text:p>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5294117647059" table:style-name="ce11">
            <text:p>1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478260869565201" table:style-name="ce15">
            <text:p>1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57706093190001" table:style-name="ce15">
            <text:p>16</text:p>
          </table:table-cell>
          <table:table-cell office:value-type="float" office:value="279" table:style-name="ce16">
            <text:p>27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4.7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666666666667" table:style-name="ce15">
            <text:p>1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12765957446798" table:style-name="ce15">
            <text:p>17</text:p>
          </table:table-cell>
          <table:table-cell office:value-type="float" office:value="188" table:style-name="ce16">
            <text:p>18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9.033333333333299" table:style-name="ce11">
            <text:p>29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0" table:style-name="ce11">
            <text:p>5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771428571428601" table:style-name="ce15">
            <text:p>46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.9555555555555599" table:style-name="ce15">
            <text:p>2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0.75" table:style-name="ce11">
            <text:p>4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325581395348799" table:style-name="ce15">
            <text:p>43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1428571428571397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5" table:style-name="ce15">
            <text:p>2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372881355932" table:style-name="ce15">
            <text:p>31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1666666666666696" table:style-name="ce11">
            <text:p>6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8181818181818201" table:style-name="ce15">
            <text:p>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4881889763779501" table:style-name="ce15">
            <text:p>5</text:p>
          </table:table-cell>
          <table:table-cell office:value-type="float" office:value="127" table:style-name="ce16">
            <text:p>1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8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914893617021" table:style-name="ce15">
            <text:p>14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714285714285703" table:style-name="ce15">
            <text:p>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1666666666667" table:style-name="ce15">
            <text:p>9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7.2222222222222" table:style-name="ce11">
            <text:p>2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50" table:style-name="ce11">
            <text:p>5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8" table:style-name="ce15">
            <text:p>4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933333333333302" table:style-name="ce15">
            <text:p>4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733333333333299" table:style-name="ce15">
            <text:p>5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937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12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" table:style-name="ce15">
            <text:p>6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 Totale</text:p>
          </table:table-cell>
          <table:table-cell table:number-columns-repeated="4" table:style-name="ce17"/>
          <table:table-cell office:value-type="float" office:value="22.368500632346723" table:style-name="ce11">
            <text:p>22</text:p>
          </table:table-cell>
          <table:table-cell office:value-type="float" office:value="2085" table:style-name="ce12">
            <text:p>208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3111</text:p>
          </table:table-cell>
          <table:table-cell office:value-type="string" table:style-name="ce10">
            <text:p>SOSTITUZIONE GASTROSTOMIA E/O DIGIUNOSTOMIA PERCUTA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31</text:p>
          </table:table-cell>
          <table:table-cell office:value-type="string" table:style-name="ce10">
            <text:p>ENTEROSCOPIA CON MICROCAMERA INGERIBILE [VCE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7.400000000000006" table:style-name="ce15">
            <text:p>6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433333333333302" table:style-name="ce15">
            <text:p>4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1.3333333333333" table:style-name="ce15">
            <text:p>6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512195121951194" table:style-name="ce15">
            <text:p>6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9.599999999999994" table:style-name="ce11">
            <text:p>7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6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45</text:p>
          </table:table-cell>
          <table:table-cell office:value-type="string" table:style-name="ce10">
            <text:p>LEGATURA DELLE EMORROID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9</text:p>
          </table:table-cell>
          <table:table-cell office:value-type="string" table:style-name="ce10">
            <text:p>ASPORTAZIONE DI ALTRE LESIONI DEI TESSUTI MOLLI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1.333333333333" table:style-name="ce11">
            <text:p>19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823529411764703" table:style-name="ce15">
            <text:p>34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0" table:style-name="ce11">
            <text:p>26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6.651162790697697" table:style-name="ce11">
            <text:p>77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2" table:style-name="ce11">
            <text:p>17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3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1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9.2" table:style-name="ce11">
            <text:p>79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3.47826086956501" table:style-name="ce15">
            <text:p>11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0.5" table:style-name="ce11">
            <text:p>81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" table:style-name="ce15">
            <text:p>2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714285714286" table:style-name="ce15">
            <text:p>1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451612903226" table:style-name="ce15">
            <text:p>1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0833333333333" table:style-name="ce15">
            <text:p>2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" table:style-name="ce15">
            <text:p>2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5" table:style-name="ce15">
            <text:p>41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" table:style-name="ce15">
            <text:p>1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714285714285694" table:style-name="ce11">
            <text:p>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090909090909101" table:style-name="ce15">
            <text:p>13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333333333333" table:style-name="ce15">
            <text:p>17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428571428571401" table:style-name="ce15">
            <text:p>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5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4285714285714297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777777777778" table:style-name="ce15">
            <text:p>16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5" table:style-name="ce11">
            <text:p>7</text:p>
          </table:table-cell>
          <table:table-cell office:value-type="float" office:value="56" table:style-name="ce12">
            <text:p>5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1999999999999993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.1428571428571" table:style-name="ce11">
            <text:p>1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 Totale</text:p>
          </table:table-cell>
          <table:table-cell table:number-columns-repeated="4" table:style-name="ce17"/>
          <table:table-cell office:value-type="float" office:value="27.812246092161462" table:style-name="ce11">
            <text:p>28</text:p>
          </table:table-cell>
          <table:table-cell office:value-type="float" office:value="657" table:style-name="ce12">
            <text:p>65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3333333333333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2.5" table:style-name="ce11">
            <text:p>1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.8" table:style-name="ce11">
            <text:p>6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24</text:p>
          </table:table-cell>
          <table:table-cell office:value-type="string" table:style-name="ce10">
            <text:p>BIOPSIA DELLA BOCCA, STRUTTURA NON SPECIF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8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3333333333333" table:style-name="ce15">
            <text:p>1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511848341232199" table:style-name="ce15">
            <text:p>32</text:p>
          </table:table-cell>
          <table:table-cell office:value-type="float" office:value="211" table:style-name="ce16">
            <text:p>2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7692307692307701" table:style-name="ce11">
            <text:p>7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17241379310301" table:style-name="ce15">
            <text:p>11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556701030928" table:style-name="ce15">
            <text:p>15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6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5" table:style-name="ce11">
            <text:p>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2391304347826093" table:style-name="ce11">
            <text:p>9</text:p>
          </table:table-cell>
          <table:table-cell office:value-type="float" office:value="46" table:style-name="ce12">
            <text:p>4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 Totale</text:p>
          </table:table-cell>
          <table:table-cell table:number-columns-repeated="4" table:style-name="ce17"/>
          <table:table-cell office:value-type="float" office:value="21.826202470953731" table:style-name="ce11">
            <text:p>22</text:p>
          </table:table-cell>
          <table:table-cell office:value-type="float" office:value="466" table:style-name="ce12">
            <text:p>46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2" table:style-name="ce11">
            <text:p>9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3.9" table:style-name="ce11">
            <text:p>6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290322580645203" table:style-name="ce15">
            <text:p>34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909090909090899" table:style-name="ce11">
            <text:p>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0666666666667" table:style-name="ce15">
            <text:p>1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636363636363598" table:style-name="ce15">
            <text:p>5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545454545454501" table:style-name="ce15">
            <text:p>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 Totale</text:p>
          </table:table-cell>
          <table:table-cell table:number-columns-repeated="4" table:style-name="ce17"/>
          <table:table-cell office:value-type="float" office:value="26.198010054461665" table:style-name="ce11">
            <text:p>26</text:p>
          </table:table-cell>
          <table:table-cell office:value-type="float" office:value="247" table:style-name="ce12">
            <text:p>24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4" table:style-name="ce11">
            <text:p>29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5625" table:style-name="ce11">
            <text:p>21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 Totale</text:p>
          </table:table-cell>
          <table:table-cell table:number-columns-repeated="4" table:style-name="ce17"/>
          <table:table-cell office:value-type="float" office:value="24.981249999999999" table:style-name="ce11">
            <text:p>25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6411</text:p>
          </table:table-cell>
          <table:table-cell office:value-type="string" table:style-name="ce10">
            <text:p>BIOPSIA DEL PE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111</text:p>
          </table:table-cell>
          <table:table-cell office:value-type="string" table:style-name="ce10">
            <text:p>BIOPSIA DELLA VULVA O DELLA CUTE PERINE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8</text:p>
          </table:table-cell>
          <table:table-cell office:value-type="string" table:style-name="ce10">
            <text:p>RIMOZIONE NON ASPORTATIVA DI FERITA, INFEZIONE O USTIO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428571428571399" table:style-name="ce11">
            <text:p>1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3" table:style-name="ce11">
            <text:p>5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095238095238102" table:style-name="ce11">
            <text:p>40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9.6666666666667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067796610169502" table:style-name="ce15">
            <text:p>40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622641509434001" table:style-name="ce15">
            <text:p>20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7.875" table:style-name="ce11">
            <text:p>38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0.1111111111111" table:style-name="ce11">
            <text:p>30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0.439024390243901" table:style-name="ce11">
            <text:p>40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.030303030302999" table:style-name="ce11">
            <text:p>10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5.913043478260903" table:style-name="ce11">
            <text:p>46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" table:style-name="ce15">
            <text:p>2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853741496598602" table:style-name="ce15">
            <text:p>36</text:p>
          </table:table-cell>
          <table:table-cell office:value-type="float" office:value="294" table:style-name="ce16">
            <text:p>29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375" table:style-name="ce15">
            <text:p>1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627118644068" table:style-name="ce15">
            <text:p>18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1" table:style-name="ce11">
            <text:p>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1428571428571" table:style-name="ce15">
            <text:p>2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07142857142897" table:style-name="ce15">
            <text:p>34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777777777778" table:style-name="ce15">
            <text:p>1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142857142857" table:style-name="ce15">
            <text:p>24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4444444444444" table:style-name="ce15">
            <text:p>1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625" table:style-name="ce15">
            <text:p>31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.71428571428571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.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16" table:style-name="ce15">
            <text:p>11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0.75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8333333333333" table:style-name="ce15">
            <text:p>3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277777777778" table:style-name="ce15">
            <text:p>29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292682926829301" table:style-name="ce11">
            <text:p>13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731343283582099" table:style-name="ce15">
            <text:p>21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29729729729699" table:style-name="ce15">
            <text:p>30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6153846153846203" table:style-name="ce15">
            <text:p>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438461538461503" table:style-name="ce15">
            <text:p>34</text:p>
          </table:table-cell>
          <table:table-cell office:value-type="float" office:value="130" table:style-name="ce16">
            <text:p>1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6" table:style-name="ce11">
            <text:p>2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4" table:style-name="ce11">
            <text:p>8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.75" table:style-name="ce11">
            <text:p>8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3</text:p>
          </table:table-cell>
          <table:table-cell office:value-type="string" table:style-name="ce10">
            <text:p>FOTOCHEMIOTERAPIA. Puva terap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 Totale</text:p>
          </table:table-cell>
          <table:table-cell table:number-columns-repeated="4" table:style-name="ce17"/>
          <table:table-cell office:value-type="float" office:value="22.222400911885416" table:style-name="ce11">
            <text:p>22</text:p>
          </table:table-cell>
          <table:table-cell office:value-type="float" office:value="1782" table:style-name="ce12">
            <text:p>178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363636363636401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793103448275907" table:style-name="ce11">
            <text:p>10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045454545454497" table:style-name="ce15">
            <text:p>35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351351351351401" table:style-name="ce15">
            <text:p>2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692307692307701" table:style-name="ce15">
            <text:p>1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974358974358999" table:style-name="ce11">
            <text:p>12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105263157894697" table:style-name="ce15">
            <text:p>4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071428571429" table:style-name="ce15">
            <text:p>29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" table:style-name="ce15">
            <text:p>2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8571428571428603" table:style-name="ce15">
            <text:p>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538461538461497" table:style-name="ce15">
            <text:p>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000000000000002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 Totale</text:p>
          </table:table-cell>
          <table:table-cell table:number-columns-repeated="4" table:style-name="ce17"/>
          <table:table-cell office:value-type="float" office:value="14.929192571918527" table:style-name="ce11">
            <text:p>15</text:p>
          </table:table-cell>
          <table:table-cell office:value-type="float" office:value="303" table:style-name="ce12">
            <text:p>30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46341463414601" table:style-name="ce15">
            <text:p>39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0.642857142857103" table:style-name="ce11">
            <text:p>51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.5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7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5.330316742081" table:style-name="ce15">
            <text:p>115</text:p>
          </table:table-cell>
          <table:table-cell office:value-type="float" office:value="221" table:style-name="ce16">
            <text:p>2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2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4" table:style-name="ce15">
            <text:p>2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225352112676099" table:style-name="ce15">
            <text:p>35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8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066666666666698" table:style-name="ce15">
            <text:p>45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9473684210526301" table:style-name="ce11">
            <text:p>10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052631578947398" table:style-name="ce15">
            <text:p>2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373333333333299" table:style-name="ce15">
            <text:p>51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 Totale</text:p>
          </table:table-cell>
          <table:table-cell table:number-columns-repeated="4" table:style-name="ce17"/>
          <table:table-cell office:value-type="float" office:value="31.751137549647634" table:style-name="ce11">
            <text:p>32</text:p>
          </table:table-cell>
          <table:table-cell office:value-type="float" office:value="560" table:style-name="ce12">
            <text:p>5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69972451790601" table:style-name="ce15">
            <text:p>23</text:p>
          </table:table-cell>
          <table:table-cell office:value-type="float" office:value="363" table:style-name="ce16">
            <text:p>36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8.849315068493198" table:style-name="ce11">
            <text:p>69</text:p>
          </table:table-cell>
          <table:table-cell office:value-type="float" office:value="73" table:style-name="ce12">
            <text:p>7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8.218181818181804" table:style-name="ce15">
            <text:p>88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1.248062015503898" table:style-name="ce11">
            <text:p>41</text:p>
          </table:table-cell>
          <table:table-cell office:value-type="float" office:value="129" table:style-name="ce12">
            <text:p>1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6.024390243902403" table:style-name="ce15">
            <text:p>86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8.13207547169799" table:style-name="ce11">
            <text:p>128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.5" table:style-name="ce15">
            <text:p>3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0.73443223443201" table:style-name="ce15">
            <text:p>111</text:p>
          </table:table-cell>
          <table:table-cell office:value-type="float" office:value="546" table:style-name="ce16">
            <text:p>5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3.071428571428598" table:style-name="ce11">
            <text:p>5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.8888888888888902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1666666666667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238095238095202" table:style-name="ce15">
            <text:p>24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8.5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5" table:style-name="ce15">
            <text:p>1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454545454545499" table:style-name="ce11">
            <text:p>14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8.5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71428571428601" table:style-name="ce15">
            <text:p>2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5.1111111111111" table:style-name="ce11">
            <text:p>3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620689655172399" table:style-name="ce15">
            <text:p>78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6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65625" table:style-name="ce15">
            <text:p>95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310" table:style-name="ce12">
            <text:p>3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0.810344827586206" table:style-name="ce11">
            <text:p>71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4.057142857142907" table:style-name="ce11">
            <text:p>94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9.8" table:style-name="ce15">
            <text:p>90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5" table:style-name="ce11">
            <text:p>18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7.842105263158" table:style-name="ce11">
            <text:p>108</text:p>
          </table:table-cell>
          <table:table-cell office:value-type="float" office:value="209" table:style-name="ce12">
            <text:p>20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2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17" table:style-name="ce11">
            <text:p>1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 Totale</text:p>
          </table:table-cell>
          <table:table-cell table:number-columns-repeated="4" table:style-name="ce17"/>
          <table:table-cell office:value-type="float" office:value="41.029560402909361" table:style-name="ce11">
            <text:p>41</text:p>
          </table:table-cell>
          <table:table-cell office:value-type="float" office:value="2181" table:style-name="ce12">
            <text:p>218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.135135135135101" table:style-name="ce11">
            <text:p>22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0769230769231" table:style-name="ce15">
            <text:p>1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 Totale</text:p>
          </table:table-cell>
          <table:table-cell table:number-columns-repeated="4" table:style-name="ce17"/>
          <table:table-cell office:value-type="float" office:value="12.275744975744974" table:style-name="ce11">
            <text:p>12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38221</text:p>
          </table:table-cell>
          <table:table-cell office:value-type="string" table:style-name="ce10">
            <text:p>CAPILLAROSCOPI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0999999999999996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.34375" table:style-name="ce11">
            <text:p>26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3.307692307692299" table:style-name="ce11">
            <text:p>5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980392156862699" table:style-name="ce15">
            <text:p>63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9677419354839" table:style-name="ce15">
            <text:p>40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086956521739" table:style-name="ce15">
            <text:p>23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4" table:style-name="ce11">
            <text:p>1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102941176470599" table:style-name="ce15">
            <text:p>11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4.75" table:style-name="ce11">
            <text:p>5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076923076923102" table:style-name="ce15">
            <text:p>3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8333333333333304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333333333333304" table:style-name="ce15">
            <text:p>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9.568627450980401" table:style-name="ce11">
            <text:p>40</text:p>
          </table:table-cell>
          <table:table-cell office:value-type="float" office:value="102" table:style-name="ce12">
            <text:p>10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 Totale</text:p>
          </table:table-cell>
          <table:table-cell table:number-columns-repeated="4" table:style-name="ce17"/>
          <table:table-cell office:value-type="float" office:value="20.206789181782863" table:style-name="ce11">
            <text:p>20</text:p>
          </table:table-cell>
          <table:table-cell office:value-type="float" office:value="487" table:style-name="ce12">
            <text:p>48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9375" table:style-name="ce15">
            <text:p>25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307692307692" table:style-name="ce15">
            <text:p>1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80952380952399" table:style-name="ce15">
            <text:p>1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5" table:style-name="ce11">
            <text:p>1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4</text:p>
          </table:table-cell>
          <table:table-cell office:value-type="string" table:style-name="ce10">
            <text:p>STUDIO DEL REFLUSSO VESCICO-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6764705882352899" table:style-name="ce11">
            <text:p>7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1</text:p>
          </table:table-cell>
          <table:table-cell office:value-type="string" table:style-name="ce10">
            <text:p>SCINTIGRAFIA SEQUENZIALE DELLE GHIANDOLE SALIVARI CON STUDIO 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44</text:p>
          </table:table-cell>
          <table:table-cell office:value-type="string" table:style-name="ce10">
            <text:p>VALUTAZIONE DELLE GASTROENTERORRAGI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904761904762" table:style-name="ce15">
            <text:p>1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00000000000001" table:style-name="ce15">
            <text:p>16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6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32258064516129" table:style-name="ce15">
            <text:p>6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9.461538461538499" table:style-name="ce11">
            <text:p>19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1666666666667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652173913043498" table:style-name="ce15">
            <text:p>40</text:p>
          </table:table-cell>
          <table:table-cell office:value-type="float" office:value="115" table:style-name="ce16">
            <text:p>1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1666666666666696" table:style-name="ce15">
            <text:p>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6666666666667" table:style-name="ce11">
            <text:p>3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3333333333333" table:style-name="ce11">
            <text:p>3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 Totale</text:p>
          </table:table-cell>
          <table:table-cell table:number-columns-repeated="4" table:style-name="ce17"/>
          <table:table-cell office:value-type="float" office:value="15.514165677184009" table:style-name="ce11">
            <text:p>16</text:p>
          </table:table-cell>
          <table:table-cell office:value-type="float" office:value="453" table:style-name="ce12">
            <text:p>45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</text:p>
          </table:table-cell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914893617021299" table:style-name="ce11">
            <text:p>15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2</text:p>
          </table:table-cell>
          <table:table-cell office:value-type="string" table:style-name="ce10">
            <text:p>TEST DA SFORZO DEI DUE GRADINI DI MASTERS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914893617021299" table:style-name="ce11">
            <text:p>15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914893617021299" table:style-name="ce11">
            <text:p>15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444</text:p>
          </table:table-cell>
          <table:table-cell office:value-type="string" table:style-name="ce10">
            <text:p>URINE ESAME PARZIALE (Acetone e glucosio quantitativo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.914893617021299" table:style-name="ce11">
            <text:p>15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sportiva Totale</text:p>
          </table:table-cell>
          <table:table-cell table:number-columns-repeated="4" table:style-name="ce17"/>
          <table:table-cell office:value-type="float" office:value="14.914893617021299" table:style-name="ce11">
            <text:p>15</text:p>
          </table:table-cell>
          <table:table-cell office:value-type="float" office:value="188" table:style-name="ce12">
            <text:p>18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99999999999999" table:style-name="ce11">
            <text:p>1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" table:style-name="ce15">
            <text:p>3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154639175257699" table:style-name="ce15">
            <text:p>54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4444444444444393" table:style-name="ce11">
            <text:p>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5" table:style-name="ce15">
            <text:p>2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25" table:style-name="ce15">
            <text:p>6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 Totale</text:p>
          </table:table-cell>
          <table:table-cell table:number-columns-repeated="4" table:style-name="ce17"/>
          <table:table-cell office:value-type="float" office:value="23.805453735522462" table:style-name="ce11">
            <text:p>24</text:p>
          </table:table-cell>
          <table:table-cell office:value-type="float" office:value="160" table:style-name="ce12">
            <text:p>16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5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64" table:style-name="ce11">
            <text:p>4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59375" table:style-name="ce11">
            <text:p>7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 Totale</text:p>
          </table:table-cell>
          <table:table-cell table:number-columns-repeated="4" table:style-name="ce17"/>
          <table:table-cell office:value-type="float" office:value="7.1001041666666751" table:style-name="ce11">
            <text:p>7</text:p>
          </table:table-cell>
          <table:table-cell office:value-type="float" office:value="73" table:style-name="ce12">
            <text:p>7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75" table:style-name="ce15">
            <text:p>2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214285714285694" table:style-name="ce15">
            <text:p>65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48" table:style-name="ce11">
            <text:p>9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54545454545499" table:style-name="ce15">
            <text:p>2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14285714285701" table:style-name="ce15">
            <text:p>4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" table:style-name="ce11">
            <text:p>17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 Totale</text:p>
          </table:table-cell>
          <table:table-cell table:number-columns-repeated="4" table:style-name="ce17"/>
          <table:table-cell office:value-type="float" office:value="25.338097943722946" table:style-name="ce11">
            <text:p>25</text:p>
          </table:table-cell>
          <table:table-cell office:value-type="float" office:value="182" table:style-name="ce12">
            <text:p>18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1" table:style-name="ce11">
            <text:p>1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2" table:style-name="ce11">
            <text:p>8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" table:style-name="ce15">
            <text:p>29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" table:style-name="ce15">
            <text:p>4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6" table:style-name="ce15">
            <text:p>4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64" table:style-name="ce11">
            <text:p>6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090909090909101" table:style-name="ce15">
            <text:p>4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714285714285694" table:style-name="ce11">
            <text:p>9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0434782608696" table:style-name="ce15">
            <text:p>12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57142857142901" table:style-name="ce15">
            <text:p>15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1.625" table:style-name="ce11">
            <text:p>6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8333333333333" table:style-name="ce15">
            <text:p>3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3.200000000000003" table:style-name="ce11">
            <text:p>33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6.571428571428598" table:style-name="ce11">
            <text:p>3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0.6111111111111" table:style-name="ce11">
            <text:p>5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71428571428571" table:style-name="ce11">
            <text:p>4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44444444444401" table:style-name="ce15">
            <text:p>19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555555555555598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2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975000000000001" table:style-name="ce15">
            <text:p>28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5" table:style-name="ce15">
            <text:p>1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368421052631602" table:style-name="ce15">
            <text:p>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6666666666666701" table:style-name="ce15">
            <text:p>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1170212765957" table:style-name="ce15">
            <text:p>19</text:p>
          </table:table-cell>
          <table:table-cell office:value-type="float" office:value="94" table:style-name="ce16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39024390243901" table:style-name="ce15">
            <text:p>21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7" table:style-name="ce11">
            <text:p>16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2.92" table:style-name="ce11">
            <text:p>73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2</text:p>
          </table:table-cell>
          <table:table-cell office:value-type="string" table:style-name="ce10">
            <text:p>SOMMINISTRAZIONE DI TEST DI DETERIORAMENTO O SVILUPPO INTELLETT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1" table:style-name="ce11">
            <text:p>1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4" table:style-name="ce11">
            <text:p>1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9.727272727272705" table:style-name="ce11">
            <text:p>90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7" table:style-name="ce11">
            <text:p>16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6.5" table:style-name="ce11">
            <text:p>77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9.764705882352899" table:style-name="ce11">
            <text:p>80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9.294117647058798" table:style-name="ce11">
            <text:p>99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714285714285701" table:style-name="ce11">
            <text:p>1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 Totale</text:p>
          </table:table-cell>
          <table:table-cell table:number-columns-repeated="4" table:style-name="ce17"/>
          <table:table-cell office:value-type="float" office:value="35.658436353552396" table:style-name="ce11">
            <text:p>36</text:p>
          </table:table-cell>
          <table:table-cell office:value-type="float" office:value="896" table:style-name="ce12">
            <text:p>89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.4" table:style-name="ce11">
            <text:p>3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1.333333333333" table:style-name="ce11">
            <text:p>23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235294117647101" table:style-name="ce11">
            <text:p>25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135135135135101" table:style-name="ce11">
            <text:p>30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692307692307701" table:style-name="ce15">
            <text:p>3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5555555555556" table:style-name="ce11">
            <text:p>43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351351351351397" table:style-name="ce15">
            <text:p>4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876543209876498" table:style-name="ce15">
            <text:p>26</text:p>
          </table:table-cell>
          <table:table-cell office:value-type="float" office:value="81" table:style-name="ce16">
            <text:p>8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.3" table:style-name="ce11">
            <text:p>1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014705882352899" table:style-name="ce15">
            <text:p>23</text:p>
          </table:table-cell>
          <table:table-cell office:value-type="float" office:value="136" table:style-name="ce16">
            <text:p>1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066666666666698" table:style-name="ce15">
            <text:p>38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2.6" table:style-name="ce11">
            <text:p>33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7.125" table:style-name="ce11">
            <text:p>6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375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24786324786299" table:style-name="ce15">
            <text:p>21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12195121951201" table:style-name="ce15">
            <text:p>31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45454545454501" table:style-name="ce15">
            <text:p>17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9.4324324324324" table:style-name="ce11">
            <text:p>39</text:p>
          </table:table-cell>
          <table:table-cell office:value-type="float" office:value="37" table:style-name="ce12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3.348837209302303" table:style-name="ce11">
            <text:p>33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0.715000000000003" table:style-name="ce11">
            <text:p>61</text:p>
          </table:table-cell>
          <table:table-cell office:value-type="float" office:value="200" table:style-name="ce12">
            <text:p>20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" table:style-name="ce15">
            <text:p>3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7878787878788" table:style-name="ce15">
            <text:p>2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4.7777777777778" table:style-name="ce11">
            <text:p>5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.846153846153797" table:style-name="ce11">
            <text:p>38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" table:style-name="ce15">
            <text:p>3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88888888888901" table:style-name="ce15">
            <text:p>29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.7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733333333333299" table:style-name="ce15">
            <text:p>3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207547169811299" table:style-name="ce15">
            <text:p>14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6.818181818181799" table:style-name="ce11">
            <text:p>3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4166666666667" table:style-name="ce11">
            <text:p>24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3333333333333" table:style-name="ce15">
            <text:p>3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619718309859199" table:style-name="ce15">
            <text:p>29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1</text:p>
          </table:table-cell>
          <table:table-cell office:value-type="string" table:style-name="ce10">
            <text:p>FOTOGRAFIA DEL FUNDUS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3" table:style-name="ce11">
            <text:p>4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1.75" table:style-name="ce11">
            <text:p>8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172972972973" table:style-name="ce15">
            <text:p>77</text:p>
          </table:table-cell>
          <table:table-cell office:value-type="float" office:value="185" table:style-name="ce16">
            <text:p>1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0" table:style-name="ce11">
            <text:p>1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" table:style-name="ce15">
            <text:p>9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2</text:p>
          </table:table-cell>
          <table:table-cell office:value-type="string" table:style-name="ce10">
            <text:p>BIOMICROSCOP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6666666666667" table:style-name="ce15">
            <text:p>3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.171428571428599" table:style-name="ce11">
            <text:p>41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9.1034482758621" table:style-name="ce11">
            <text:p>49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.5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142857142857103" table:style-name="ce11">
            <text:p>3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5" table:style-name="ce11">
            <text:p>1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625" table:style-name="ce15">
            <text:p>6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35</text:p>
          </table:table-cell>
          <table:table-cell office:value-type="string" table:style-name="ce10">
            <text:p>TRAINING ORTOT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5" table:style-name="ce11">
            <text:p>8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 Totale</text:p>
          </table:table-cell>
          <table:table-cell table:number-columns-repeated="4" table:style-name="ce17"/>
          <table:table-cell office:value-type="float" office:value="34.975659642818272" table:style-name="ce11">
            <text:p>35</text:p>
          </table:table-cell>
          <table:table-cell office:value-type="float" office:value="1696" table:style-name="ce12">
            <text:p>169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5" table:style-name="ce11">
            <text:p>5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.6666666666667" table:style-name="ce11">
            <text:p>2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5.3333333333333" table:style-name="ce11">
            <text:p>3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6.625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743589743589698" table:style-name="ce11">
            <text:p>30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3.363636363636402" table:style-name="ce11">
            <text:p>3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6.0625" table:style-name="ce11">
            <text:p>2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8333333333333" table:style-name="ce11">
            <text:p>1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.875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491</text:p>
          </table:table-cell>
          <table:table-cell office:value-type="string" table:style-name="ce10">
            <text:p>ALTRA RIPARAZIONE DENTAR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391</text:p>
          </table:table-cell>
          <table:table-cell office:value-type="string" table:style-name="ce10">
            <text:p>LEVIGATURA DELLE RAD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1.8333333333333" table:style-name="ce11">
            <text:p>4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2" table:style-name="ce11">
            <text:p>6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.3" table:style-name="ce11">
            <text:p>2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6" table:style-name="ce11">
            <text:p>4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.5" table:style-name="ce11">
            <text:p>3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54" table:style-name="ce15">
            <text:p>2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12" table:style-name="ce15">
            <text:p>2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913043478261" table:style-name="ce15">
            <text:p>31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413793103448301" table:style-name="ce15">
            <text:p>7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0.842105263157897" table:style-name="ce11">
            <text:p>41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9361702127659601" table:style-name="ce15">
            <text:p>7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2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6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770833333333" table:style-name="ce15">
            <text:p>20</text:p>
          </table:table-cell>
          <table:table-cell office:value-type="float" office:value="96" table:style-name="ce16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826086956521699" table:style-name="ce11">
            <text:p>19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.6" table:style-name="ce11">
            <text:p>4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2</text:p>
          </table:table-cell>
          <table:table-cell office:value-type="string" table:style-name="ce10">
            <text:p>SIGILLATURA DEI SOLCHI E DELLE FOSSET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6.3333333333333" table:style-name="ce11">
            <text:p>4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 Totale</text:p>
          </table:table-cell>
          <table:table-cell table:number-columns-repeated="4" table:style-name="ce17"/>
          <table:table-cell office:value-type="float" office:value="23.315794609280449" table:style-name="ce11">
            <text:p>23</text:p>
          </table:table-cell>
          <table:table-cell office:value-type="float" office:value="514" table:style-name="ce12">
            <text:p>51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7.255319148936" table:style-name="ce15">
            <text:p>167</text:p>
          </table:table-cell>
          <table:table-cell office:value-type="float" office:value="141" table:style-name="ce16">
            <text:p>14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045454545454604" table:style-name="ce15">
            <text:p>9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.95" table:style-name="ce11">
            <text:p>2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 Totale</text:p>
          </table:table-cell>
          <table:table-cell table:number-columns-repeated="4" table:style-name="ce17"/>
          <table:table-cell office:value-type="float" office:value="28.487123514783065" table:style-name="ce11">
            <text:p>28</text:p>
          </table:table-cell>
          <table:table-cell office:value-type="float" office:value="228" table:style-name="ce12">
            <text:p>22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3.277777777778" table:style-name="ce11">
            <text:p>12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2.5" table:style-name="ce11">
            <text:p>1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26</text:p>
          </table:table-cell>
          <table:table-cell office:value-type="string" table:style-name="ce10">
            <text:p>ARTROSCOPIA DIAGNOSTICA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61</text:p>
          </table:table-cell>
          <table:table-cell office:value-type="string" table:style-name="ce10">
            <text:p>ASPORTAZIONE ARTROSCOPICA DI CARTILAGINE SEMILUNARE DEL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8.8" table:style-name="ce11">
            <text:p>32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7272727272727" table:style-name="ce11">
            <text:p>15</text:p>
          </table:table-cell>
          <table:table-cell office:value-type="float" office:value="33" table:style-name="ce12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01</text:p>
          </table:table-cell>
          <table:table-cell office:value-type="string" table:style-name="ce10">
            <text:p>ESPLORAZ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0.11764705882401" table:style-name="ce11">
            <text:p>120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1" table:style-name="ce11">
            <text:p>19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1</text:p>
          </table:table-cell>
          <table:table-cell office:value-type="string" table:style-name="ce10">
            <text:p>ASPORTAZIONE DI LES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7.3333333333333" table:style-name="ce11">
            <text:p>5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301</text:p>
          </table:table-cell>
          <table:table-cell office:value-type="string" table:style-name="ce10">
            <text:p>ESPLORAZIONE DELLA FASCIA TENDINEA AD ECCEZIONE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32743362831899" table:style-name="ce15">
            <text:p>19</text:p>
          </table:table-cell>
          <table:table-cell office:value-type="float" office:value="226" table:style-name="ce16">
            <text:p>2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2.409836065573799" table:style-name="ce11">
            <text:p>12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714285714285699" table:style-name="ce11">
            <text:p>11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1111111111111" table:style-name="ce15">
            <text:p>2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872" table:style-name="ce15">
            <text:p>33</text:p>
          </table:table-cell>
          <table:table-cell office:value-type="float" office:value="250" table:style-name="ce16">
            <text:p>2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6.5" table:style-name="ce11">
            <text:p>1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903225806451601" table:style-name="ce15">
            <text:p>25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346774193548399" table:style-name="ce15">
            <text:p>31</text:p>
          </table:table-cell>
          <table:table-cell office:value-type="float" office:value="124" table:style-name="ce16">
            <text:p>1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399999999999999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340425531914899" table:style-name="ce15">
            <text:p>11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44" table:style-name="ce11">
            <text:p>8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888888888889" table:style-name="ce15">
            <text:p>2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407407407407405" table:style-name="ce15">
            <text:p>77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9583333333333" table:style-name="ce11">
            <text:p>18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1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4814814814815" table:style-name="ce11">
            <text:p>14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897058823529399" table:style-name="ce11">
            <text:p>19</text:p>
          </table:table-cell>
          <table:table-cell office:value-type="float" office:value="68" table:style-name="ce12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.6666666666667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666666666667" table:style-name="ce15">
            <text:p>2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456140350877199" table:style-name="ce15">
            <text:p>27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 Totale</text:p>
          </table:table-cell>
          <table:table-cell table:number-columns-repeated="4" table:style-name="ce17"/>
          <table:table-cell office:value-type="float" office:value="38.56914357421109" table:style-name="ce11">
            <text:p>39</text:p>
          </table:table-cell>
          <table:table-cell office:value-type="float" office:value="1140" table:style-name="ce12">
            <text:p>114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.1666666666667" table:style-name="ce11">
            <text:p>49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5.5" table:style-name="ce11">
            <text:p>5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772727272727302" table:style-name="ce15">
            <text:p>6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266666666666701" table:style-name="ce15">
            <text:p>44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2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7538461538461498" table:style-name="ce11">
            <text:p>4</text:p>
          </table:table-cell>
          <table:table-cell office:value-type="float" office:value="65" table:style-name="ce12">
            <text:p>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092592592592601" table:style-name="ce11">
            <text:p>10</text:p>
          </table:table-cell>
          <table:table-cell office:value-type="float" office:value="108" table:style-name="ce12">
            <text:p>10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.575757575757599" table:style-name="ce11">
            <text:p>42</text:p>
          </table:table-cell>
          <table:table-cell office:value-type="float" office:value="99" table:style-name="ce12">
            <text:p>9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0" table:style-name="ce11">
            <text:p>4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5" table:style-name="ce15">
            <text:p>4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59958071278799" table:style-name="ce15">
            <text:p>20</text:p>
          </table:table-cell>
          <table:table-cell office:value-type="float" office:value="477" table:style-name="ce16">
            <text:p>47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18604651162791" table:style-name="ce11">
            <text:p>3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8571428571428594" table:style-name="ce11">
            <text:p>1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654545454545499" table:style-name="ce15">
            <text:p>86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.4444444444444" table:style-name="ce11">
            <text:p>18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95" table:style-name="ce15">
            <text:p>1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4" table:style-name="ce15">
            <text:p>27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021739130434803" table:style-name="ce15">
            <text:p>48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217948717948701" table:style-name="ce11">
            <text:p>18</text:p>
          </table:table-cell>
          <table:table-cell office:value-type="float" office:value="78" table:style-name="ce12">
            <text:p>7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19" table:style-name="ce11">
            <text:p>1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991803278688494" table:style-name="ce15">
            <text:p>86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1666666666666696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71875" table:style-name="ce15">
            <text:p>10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7777777777778" table:style-name="ce11">
            <text:p>30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09890109890101" table:style-name="ce15">
            <text:p>16</text:p>
          </table:table-cell>
          <table:table-cell office:value-type="float" office:value="364" table:style-name="ce16">
            <text:p>3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32" table:style-name="ce11">
            <text:p>14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137931034482801" table:style-name="ce11">
            <text:p>14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0999999999999996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2.982456140350898" table:style-name="ce11">
            <text:p>33</text:p>
          </table:table-cell>
          <table:table-cell office:value-type="float" office:value="57" table:style-name="ce12">
            <text:p>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5" table:style-name="ce11">
            <text:p>13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71</text:p>
          </table:table-cell>
          <table:table-cell office:value-type="string" table:style-name="ce10">
            <text:p>RIMOZIONE DI DISPOSITIVO CONTRACCETTIVO intrauteruino o intradermico sottocutaneo di progestin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.9444444444444" table:style-name="ce11">
            <text:p>21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 Totale</text:p>
          </table:table-cell>
          <table:table-cell table:number-columns-repeated="4" table:style-name="ce17"/>
          <table:table-cell office:value-type="float" office:value="27.730336086421385" table:style-name="ce11">
            <text:p>28</text:p>
          </table:table-cell>
          <table:table-cell office:value-type="float" office:value="1903" table:style-name="ce12">
            <text:p>190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0391</text:p>
          </table:table-cell>
          <table:table-cell office:value-type="string" table:style-name="ce10">
            <text:p>OTOEMISSIONI ACUS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6" table:style-name="ce11">
            <text:p>2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5555555555556" table:style-name="ce11">
            <text:p>2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865384615384599" table:style-name="ce15">
            <text:p>44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2</text:p>
          </table:table-cell>
          <table:table-cell office:value-type="string" table:style-name="ce10">
            <text:p>LARINGOSTROB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7" table:style-name="ce11">
            <text:p>8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.428571428571399" table:style-name="ce11">
            <text:p>2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1.266666666666701" table:style-name="ce11">
            <text:p>21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0.441176470588204" table:style-name="ce11">
            <text:p>40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7777777777778" table:style-name="ce11">
            <text:p>2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8.6875" table:style-name="ce11">
            <text:p>29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3333333333333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37168141592898" table:style-name="ce15">
            <text:p>32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086956521739101" table:style-name="ce11">
            <text:p>24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8" table:style-name="ce15">
            <text:p>2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1666666666666696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5" table:style-name="ce15">
            <text:p>12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11111111111101" table:style-name="ce15">
            <text:p>1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8571428571429" table:style-name="ce15">
            <text:p>21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.187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3.5" table:style-name="ce11">
            <text:p>4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183098591549303" table:style-name="ce15">
            <text:p>43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" table:style-name="ce15">
            <text:p>2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1999999999999993" table:style-name="ce15">
            <text:p>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604651162790702" table:style-name="ce15">
            <text:p>47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1666666666666696" table:style-name="ce11">
            <text:p>6</text:p>
          </table:table-cell>
          <table:table-cell office:value-type="float" office:value="42" table:style-name="ce12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3846153846153904" table:style-name="ce15">
            <text:p>9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375" table:style-name="ce15">
            <text:p>10</text:p>
          </table:table-cell>
          <table:table-cell office:value-type="float" office:value="96" table:style-name="ce16">
            <text:p>9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4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9166666666666701" table:style-name="ce11">
            <text:p>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35714285714301" table:style-name="ce15">
            <text:p>1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75" table:style-name="ce15">
            <text:p>7</text:p>
          </table:table-cell>
          <table:table-cell office:value-type="float" office:value="156" table:style-name="ce16">
            <text:p>1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571428571428601" table:style-name="ce15">
            <text:p>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6984126984126999" table:style-name="ce15">
            <text:p>4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1304347826086998" table:style-name="ce15">
            <text:p>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.8333333333333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834394904459" table:style-name="ce15">
            <text:p>18</text:p>
          </table:table-cell>
          <table:table-cell office:value-type="float" office:value="157" table:style-name="ce16">
            <text:p>1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2666666666666702" table:style-name="ce15">
            <text:p>5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4" table:style-name="ce15">
            <text:p>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90322580645199" table:style-name="ce15">
            <text:p>18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692307692307701" table:style-name="ce15">
            <text:p>2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2558139534883699" table:style-name="ce11">
            <text:p>4</text:p>
          </table:table-cell>
          <table:table-cell office:value-type="float" office:value="43" table:style-name="ce12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.1333333333333302" table:style-name="ce11">
            <text:p>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62295081967199" table:style-name="ce15">
            <text:p>19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.375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 Totale</text:p>
          </table:table-cell>
          <table:table-cell table:number-columns-repeated="4" table:style-name="ce17"/>
          <table:table-cell office:value-type="float" office:value="16.340732044672514" table:style-name="ce11">
            <text:p>16</text:p>
          </table:table-cell>
          <table:table-cell office:value-type="float" office:value="1592" table:style-name="ce12">
            <text:p>159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4.529411764706" table:style-name="ce11">
            <text:p>105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1.8333333333333" table:style-name="ce11">
            <text:p>6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15789473684202" table:style-name="ce15">
            <text:p>22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" table:style-name="ce15">
            <text:p>1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5.1111111111111" table:style-name="ce11">
            <text:p>45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428571428571402" table:style-name="ce15">
            <text:p>3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7.3333333333333" table:style-name="ce11">
            <text:p>8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7.3333333333333" table:style-name="ce11">
            <text:p>8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 Totale</text:p>
          </table:table-cell>
          <table:table-cell table:number-columns-repeated="4" table:style-name="ce17"/>
          <table:table-cell office:value-type="float" office:value="33.976937987670695" table:style-name="ce11">
            <text:p>34</text:p>
          </table:table-cell>
          <table:table-cell office:value-type="float" office:value="148" table:style-name="ce12">
            <text:p>14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5.566929133858" table:style-name="ce15">
            <text:p>226</text:p>
          </table:table-cell>
          <table:table-cell office:value-type="float" office:value="127" table:style-name="ce16">
            <text:p>1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75" table:style-name="ce11">
            <text:p>2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450819672131097" table:style-name="ce15">
            <text:p>48</text:p>
          </table:table-cell>
          <table:table-cell office:value-type="float" office:value="122" table:style-name="ce16">
            <text:p>1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79" table:style-name="ce11">
            <text:p>7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1.19999999999999" table:style-name="ce15">
            <text:p>161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5.3333333333333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.961538461538503" table:style-name="ce15">
            <text:p>5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14.655172413793" table:style-name="ce11">
            <text:p>215</text:p>
          </table:table-cell>
          <table:table-cell office:value-type="float" office:value="58" table:style-name="ce12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7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85714285714299" table:style-name="ce15">
            <text:p>1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426666666666698" table:style-name="ce15">
            <text:p>32</text:p>
          </table:table-cell>
          <table:table-cell office:value-type="float" office:value="75" table:style-name="ce16">
            <text:p>7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8.13333333333301" table:style-name="ce11">
            <text:p>24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6" table:style-name="ce11">
            <text:p>3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2.9" table:style-name="ce11">
            <text:p>15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2222222222222" table:style-name="ce11">
            <text:p>19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166666666667" table:style-name="ce15">
            <text:p>2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5.78571428571399" table:style-name="ce11">
            <text:p>22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292682926829301" table:style-name="ce15">
            <text:p>30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1.2" table:style-name="ce11">
            <text:p>27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9.66666666666703" table:style-name="ce11">
            <text:p>28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7.6666666666667" table:style-name="ce11">
            <text:p>2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1.75" table:style-name="ce15">
            <text:p>20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2</text:p>
          </table:table-cell>
          <table:table-cell office:value-type="string" table:style-name="ce10">
            <text:p>EMOGASANALISI DURANTE RESPIRAZIONE DI O2 AD ALTA CONCENT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9" table:style-name="ce11">
            <text:p>1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4" table:style-name="ce11">
            <text:p>15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6666666666667" table:style-name="ce15">
            <text:p>2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7.09909909909899" table:style-name="ce15">
            <text:p>217</text:p>
          </table:table-cell>
          <table:table-cell office:value-type="float" office:value="111" table:style-name="ce16">
            <text:p>1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573770491803302" table:style-name="ce15">
            <text:p>60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0909090909090899" table:style-name="ce11">
            <text:p>6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956521739130402" table:style-name="ce15">
            <text:p>1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4" table:style-name="ce15">
            <text:p>37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9285714285714302" table:style-name="ce11">
            <text:p>4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" table:style-name="ce15">
            <text:p>1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151515151515" table:style-name="ce15">
            <text:p>15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9.4" table:style-name="ce11">
            <text:p>23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4" table:style-name="ce11">
            <text:p>14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.9" table:style-name="ce11">
            <text:p>2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 Totale</text:p>
          </table:table-cell>
          <table:table-cell table:number-columns-repeated="4" table:style-name="ce17"/>
          <table:table-cell office:value-type="float" office:value="59.75236692864268" table:style-name="ce11">
            <text:p>60</text:p>
          </table:table-cell>
          <table:table-cell office:value-type="float" office:value="1022" table:style-name="ce12">
            <text:p>102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4.8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9.7692307692307701" table:style-name="ce11">
            <text:p>1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44</text:p>
          </table:table-cell>
          <table:table-cell office:value-type="string" table:style-name="ce10">
            <text:p>PSICOTERAPIA DI GRUPP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 Totale</text:p>
          </table:table-cell>
          <table:table-cell table:number-columns-repeated="4" table:style-name="ce17"/>
          <table:table-cell office:value-type="float" office:value="9.7570512820512807" table:style-name="ce11">
            <text:p>10</text:p>
          </table:table-cell>
          <table:table-cell office:value-type="float" office:value="102" table:style-name="ce12">
            <text:p>10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70967741935502" table:style-name="ce15">
            <text:p>22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0191</text:p>
          </table:table-cell>
          <table:table-cell office:value-type="string" table:style-name="ce10">
            <text:p>AGOBIOPSIA LINFONODALE ECO-GUID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07407407407407" table:style-name="ce15">
            <text:p>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1111111111111098" table:style-name="ce11">
            <text:p>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9000000000000004" table:style-name="ce15">
            <text:p>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684210526316" table:style-name="ce15">
            <text:p>1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" table:style-name="ce15">
            <text:p>2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25" table:style-name="ce15">
            <text:p>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U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6666666666667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75" table:style-name="ce15">
            <text:p>3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75" table:style-name="ce15">
            <text:p>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91</text:p>
          </table:table-cell>
          <table:table-cell office:value-type="string" table:style-name="ce10">
            <text:p>RADIOGRAFIA DEI TESSUTI MOLLI DELLA FACCIA, DEL CAPO E DEL COLLO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8.3333333333333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1666666666667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46153846153801" table:style-name="ce15">
            <text:p>17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.45" table:style-name="ce11">
            <text:p>1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07228915662701" table:style-name="ce15">
            <text:p>17</text:p>
          </table:table-cell>
          <table:table-cell office:value-type="float" office:value="83" table:style-name="ce16">
            <text:p>8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4.6666666666667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1.272727272727298" table:style-name="ce11">
            <text:p>2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125" table:style-name="ce11">
            <text:p>1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.3333333333333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84615384615401" table:style-name="ce15">
            <text:p>17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0.6666666666667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8" table:style-name="ce11">
            <text:p>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2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0.6666666666667" table:style-name="ce11">
            <text:p>2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125" table:style-name="ce15">
            <text:p>17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8571428571429" table:style-name="ce11">
            <text:p>17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" table:style-name="ce15">
            <text:p>16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6666666666666701" table:style-name="ce11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428571428571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" table:style-name="ce15">
            <text:p>3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0.466666666666701" table:style-name="ce11">
            <text:p>20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714285714286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75" table:style-name="ce15">
            <text:p>2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3076923076923102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111111111111" table:style-name="ce15">
            <text:p>1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" table:style-name="ce15">
            <text:p>30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555555555556" table:style-name="ce15">
            <text:p>19</text:p>
          </table:table-cell>
          <table:table-cell office:value-type="float" office:value="54" table:style-name="ce16">
            <text:p>5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" table:style-name="ce15">
            <text:p>17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8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88679245283" table:style-name="ce15">
            <text:p>15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7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399999999999999" table:style-name="ce11">
            <text:p>1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.970588235294102" table:style-name="ce11">
            <text:p>21</text:p>
          </table:table-cell>
          <table:table-cell office:value-type="float" office:value="34" table:style-name="ce12">
            <text:p>3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1.875" table:style-name="ce15">
            <text:p>8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8.52835820895501" table:style-name="ce15">
            <text:p>159</text:p>
          </table:table-cell>
          <table:table-cell office:value-type="float" office:value="335" table:style-name="ce16">
            <text:p>3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3.230769230769" table:style-name="ce15">
            <text:p>22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" table:style-name="ce15">
            <text:p>3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4444444444444" table:style-name="ce15">
            <text:p>23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8" table:style-name="ce11">
            <text:p>23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6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75" table:style-name="ce15">
            <text:p>2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310344827586199" table:style-name="ce15">
            <text:p>25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7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75" table:style-name="ce15">
            <text:p>3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875" table:style-name="ce15">
            <text:p>2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115384615384601" table:style-name="ce11">
            <text:p>11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2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35714285714301" table:style-name="ce15">
            <text:p>1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7333333333333298" table:style-name="ce15">
            <text:p>6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" table:style-name="ce15">
            <text:p>1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7.399999999999999" table:style-name="ce11">
            <text:p>1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571428571429" table:style-name="ce15">
            <text:p>2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.3333333333333299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33333333333299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714285714286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69230769230798" table:style-name="ce15">
            <text:p>17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4166666666666696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5714285714286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535714285714" table:style-name="ce15">
            <text:p>15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21</text:p>
          </table:table-cell>
          <table:table-cell office:value-type="string" table:style-name="ce10">
            <text:p>RADIOGRAFIA DELL'ESOFAGO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875" table:style-name="ce11">
            <text:p>25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199999999999999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4" table:style-name="ce15">
            <text:p>2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347826086956498" table:style-name="ce15">
            <text:p>25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8333333333333304" table:style-name="ce15">
            <text:p>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2.5" table:style-name="ce15">
            <text:p>4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85714285714301" table:style-name="ce15">
            <text:p>1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307692307692" table:style-name="ce15">
            <text:p>1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5454545454545503" table:style-name="ce15">
            <text:p>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5" table:style-name="ce15">
            <text:p>1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5" table:style-name="ce15">
            <text:p>2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181818181818201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1428571428571" table:style-name="ce15">
            <text:p>1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" table:style-name="ce15">
            <text:p>3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14285714285699" table:style-name="ce15">
            <text:p>1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7777777777777803" table:style-name="ce11">
            <text:p>1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1.1666666666667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99999999999999" table:style-name="ce15">
            <text:p>1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914893617021299" table:style-name="ce15">
            <text:p>14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66666666666701" table:style-name="ce15">
            <text:p>17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8" table:style-name="ce15">
            <text:p>1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928571428571399" table:style-name="ce15">
            <text:p>2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.2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5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33333333333299" table:style-name="ce15">
            <text:p>17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7272727272727302" table:style-name="ce11">
            <text:p>4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121212121212" table:style-name="ce15">
            <text:p>10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1428571428571" table:style-name="ce15">
            <text:p>3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462499999999999" table:style-name="ce15">
            <text:p>20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0.2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714285714285701" table:style-name="ce15">
            <text:p>18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6.142857142857096" table:style-name="ce11">
            <text:p>7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428571428571399" table:style-name="ce15">
            <text:p>19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0625" table:style-name="ce15">
            <text:p>7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" table:style-name="ce15">
            <text:p>2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.7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75" table:style-name="ce15">
            <text:p>2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02597402597401" table:style-name="ce15">
            <text:p>19</text:p>
          </table:table-cell>
          <table:table-cell office:value-type="float" office:value="77" table:style-name="ce16">
            <text:p>7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" table:style-name="ce15">
            <text:p>18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7.5" table:style-name="ce11">
            <text:p>7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12499999999999" table:style-name="ce15">
            <text:p>17</text:p>
          </table:table-cell>
          <table:table-cell office:value-type="float" office:value="80" table:style-name="ce16">
            <text:p>8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48780487804901" table:style-name="ce15">
            <text:p>1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1.2" table:style-name="ce11">
            <text:p>31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" table:style-name="ce15">
            <text:p>20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277777777778" table:style-name="ce15">
            <text:p>16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625" table:style-name="ce11">
            <text:p>2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1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904761904762" table:style-name="ce15">
            <text:p>17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1</text:p>
          </table:table-cell>
          <table:table-cell office:value-type="string" table:style-name="ce10">
            <text:p>RADIOGRAFIA DELLO SCHELETRO IN TO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.3333333333333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4" table:style-name="ce15">
            <text:p>2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125" table:style-name="ce15">
            <text:p>1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6666666666667" table:style-name="ce15">
            <text:p>83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14285714285701" table:style-name="ce15">
            <text:p>1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78" table:style-name="ce11">
            <text:p>7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8333333333333" table:style-name="ce15">
            <text:p>4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" table:style-name="ce15">
            <text:p>4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093023255814003" table:style-name="ce15">
            <text:p>53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9" table:style-name="ce15">
            <text:p>4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478260869565204" table:style-name="ce15">
            <text:p>6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14285714285699" table:style-name="ce15">
            <text:p>19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2" table:style-name="ce15">
            <text:p>64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6" table:style-name="ce15">
            <text:p>9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8.52131147540999" table:style-name="ce15">
            <text:p>179</text:p>
          </table:table-cell>
          <table:table-cell office:value-type="float" office:value="305" table:style-name="ce16">
            <text:p>3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" table:style-name="ce15">
            <text:p>7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5.26666666666701" table:style-name="ce15">
            <text:p>10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2.714285714285701" table:style-name="ce11">
            <text:p>4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75" table:style-name="ce15">
            <text:p>11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0625" table:style-name="ce15">
            <text:p>85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8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9" table:style-name="ce15">
            <text:p>1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.25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3333333333333" table:style-name="ce15">
            <text:p>5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307692307692299" table:style-name="ce15">
            <text:p>5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6666666666667" table:style-name="ce15">
            <text:p>6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7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4" table:style-name="ce11">
            <text:p>6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9.3333333333333" table:style-name="ce11">
            <text:p>5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" table:style-name="ce15">
            <text:p>6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115384615384601" table:style-name="ce11">
            <text:p>10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1666666666667" table:style-name="ce15">
            <text:p>2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454545454545496" table:style-name="ce15">
            <text:p>74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5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05882352941199" table:style-name="ce15">
            <text:p>1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739130434782599" table:style-name="ce15">
            <text:p>29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7.1428571428571397" table:style-name="ce11">
            <text:p>7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4" table:style-name="ce15">
            <text:p>6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780487804878" table:style-name="ce15">
            <text:p>50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0769230769230802" table:style-name="ce11">
            <text:p>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1842105263158" table:style-name="ce15">
            <text:p>13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8888888888888902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5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478260869565204" table:style-name="ce15">
            <text:p>6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7.5" table:style-name="ce11">
            <text:p>1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.5" table:style-name="ce11">
            <text:p>3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7.6666666666667" table:style-name="ce11">
            <text:p>5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4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5" table:style-name="ce15">
            <text:p>2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6" table:style-name="ce15">
            <text:p>6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86" table:style-name="ce11">
            <text:p>8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571428571428598" table:style-name="ce15">
            <text:p>4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9090909090909101" table:style-name="ce11">
            <text:p>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5" table:style-name="ce15">
            <text:p>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.8333333333333" table:style-name="ce11">
            <text:p>1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9" table:style-name="ce15">
            <text:p>7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3333333333333" table:style-name="ce15">
            <text:p>80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75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1" table:style-name="ce15">
            <text:p>5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0.85" table:style-name="ce15">
            <text:p>111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931818181818201" table:style-name="ce15">
            <text:p>66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4285714285714306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444444444444402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1.533333333333303" table:style-name="ce15">
            <text:p>92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3" table:style-name="ce15">
            <text:p>3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" table:style-name="ce15">
            <text:p>5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2.75" table:style-name="ce11">
            <text:p>2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7.6666666666667" table:style-name="ce11">
            <text:p>1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75" table:style-name="ce15">
            <text:p>42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1666666666667" table:style-name="ce11">
            <text:p>1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3333333333333" table:style-name="ce15">
            <text:p>7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6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.3333333333333299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14285714285699" table:style-name="ce15">
            <text:p>1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7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" table:style-name="ce15">
            <text:p>5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357142857142897" table:style-name="ce15">
            <text:p>4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8333333333333" table:style-name="ce11">
            <text:p>1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230769230769202" table:style-name="ce15">
            <text:p>16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14285714285701" table:style-name="ce15">
            <text:p>2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3333333333333299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25" table:style-name="ce15">
            <text:p>3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642857142857103" table:style-name="ce15">
            <text:p>4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6875" table:style-name="ce11">
            <text:p>12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363636363636399" table:style-name="ce15">
            <text:p>2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473684210526301" table:style-name="ce15">
            <text:p>1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.1666666666666696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4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6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6</text:p>
          </table:table-cell>
          <table:table-cell office:value-type="string" table:style-name="ce10">
            <text:p>RISONANZA MAGNETICA NUCLEARE (RM)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.2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.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4</text:p>
          </table:table-cell>
          <table:table-cell office:value-type="string" table:style-name="ce10">
            <text:p>RISONANZA MAGNETICA NUCLEARE (RM) DEL CUOR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5</text:p>
          </table:table-cell>
          <table:table-cell office:value-type="string" table:style-name="ce10">
            <text:p>RISONANZA MAGNETICA NUCLEARE (CINE-RM) DEL CU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7</text:p>
          </table:table-cell>
          <table:table-cell office:value-type="string" table:style-name="ce10">
            <text:p>RISONANZA MAGNETICA NUCLEARE (RM) DELLA MAMMELLA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125" table:style-name="ce15">
            <text:p>1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384615384615399" table:style-name="ce11">
            <text:p>11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200000000000003" table:style-name="ce15">
            <text:p>3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636363636363598" table:style-name="ce15">
            <text:p>44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7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333333333333304" table:style-name="ce11">
            <text:p>10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99999999999999" table:style-name="ce15">
            <text:p>1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3.4" table:style-name="ce11">
            <text:p>4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4" table:style-name="ce11">
            <text:p>1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625" table:style-name="ce15">
            <text:p>2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8000000000000007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" table:style-name="ce15">
            <text:p>3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7692307692308" table:style-name="ce11">
            <text:p>1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.5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" table:style-name="ce15">
            <text:p>3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3333333333333" table:style-name="ce15">
            <text:p>2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75" table:style-name="ce15">
            <text:p>4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.375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" table:style-name="ce15">
            <text:p>3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25" table:style-name="ce15">
            <text:p>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4" table:style-name="ce15">
            <text:p>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9782608695652204" table:style-name="ce15">
            <text:p>10</text:p>
          </table:table-cell>
          <table:table-cell office:value-type="float" office:value="138" table:style-name="ce16">
            <text:p>13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 Totale</text:p>
          </table:table-cell>
          <table:table-cell table:number-columns-repeated="4" table:style-name="ce17"/>
          <table:table-cell office:value-type="float" office:value="20.037572041738514" table:style-name="ce11">
            <text:p>20</text:p>
          </table:table-cell>
          <table:table-cell office:value-type="float" office:value="4916" table:style-name="ce12">
            <text:p>491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799999999999997" table:style-name="ce11">
            <text:p>34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M</text:p>
          </table:table-cell>
          <table:table-cell office:value-type="string" table:style-name="ce10">
            <text:p>VISITA RADIOTERAP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3.39449541284401" table:style-name="ce11">
            <text:p>183</text:p>
          </table:table-cell>
          <table:table-cell office:value-type="float" office:value="109" table:style-name="ce12">
            <text:p>10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2.769230769230802" table:style-name="ce11">
            <text:p>93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1</text:p>
          </table:table-cell>
          <table:table-cell office:value-type="string" table:style-name="ce10">
            <text:p>PRIMA VISITA DI RADIOTERA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3333333333333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428571428571402" table:style-name="ce15">
            <text:p>32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5</text:p>
          </table:table-cell>
          <table:table-cell office:value-type="string" table:style-name="ce10">
            <text:p>TELETERAPIA CON ACCELERATORE LINEARE CON CAMPI MULTIPLI O DI MOVIMENTO, TECNICHE 3D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0112359550562" table:style-name="ce11">
            <text:p>26</text:p>
          </table:table-cell>
          <table:table-cell office:value-type="float" office:value="89" table:style-name="ce12">
            <text:p>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46</text:p>
          </table:table-cell>
          <table:table-cell office:value-type="string" table:style-name="ce10">
            <text:p>TELETERAPIA CON ACCELERATORE LINEARE CON CAMPI MULTIPLI O DI MOVIMENTO, TECNICHE CON MODULAZIONE DI INTENS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3.558823529411796" table:style-name="ce11">
            <text:p>34</text:p>
          </table:table-cell>
          <table:table-cell office:value-type="float" office:value="646" table:style-name="ce12">
            <text:p>64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7</text:p>
          </table:table-cell>
          <table:table-cell office:value-type="string" table:style-name="ce10">
            <text:p>SCHERMATURA PERSONALIZZ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.37890625" table:style-name="ce11">
            <text:p>31</text:p>
          </table:table-cell>
          <table:table-cell office:value-type="float" office:value="256" table:style-name="ce12">
            <text:p>2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C</text:p>
          </table:table-cell>
          <table:table-cell office:value-type="string" table:style-name="ce10">
            <text:p>STUDIO FISICO-DOSIMETRICO CON ELABORATORE SU SCANSIONI TC IN MODALITA'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F</text:p>
          </table:table-cell>
          <table:table-cell office:value-type="string" table:style-name="ce10">
            <text:p>DEFINIZIONE DEL VOLUME BERSAGLIO E DEGLI ORGANI A RISCHIO PER TECNICHE 3D E IMRT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G</text:p>
          </table:table-cell>
          <table:table-cell office:value-type="string" table:style-name="ce10">
            <text:p>CONTROLLO DEL SET UP INIZIALE PER PRIMA SEDUTA, CONTROLLO PORTALE E/O DELLA RIPETIBILITA' DEL SET UP DEL PAZI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048442906574401" table:style-name="ce11">
            <text:p>29</text:p>
          </table:table-cell>
          <table:table-cell office:value-type="float" office:value="289" table:style-name="ce12">
            <text:p>2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J</text:p>
          </table:table-cell>
          <table:table-cell office:value-type="string" table:style-name="ce10">
            <text:p>RADIOTERAPIA GUIDATA DA IMMAGINI [IGRT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930635838150302" table:style-name="ce11">
            <text:p>43</text:p>
          </table:table-cell>
          <table:table-cell office:value-type="float" office:value="173" table:style-name="ce12">
            <text:p>1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L</text:p>
          </table:table-cell>
          <table:table-cell office:value-type="string" table:style-name="ce10">
            <text:p>RADIOTERAPIA CON TECNICHE AD INTENSITA' MODULATA AD ARCHI MULTIPLI O DI TIPO ELICALE CON CONTROLLO DEL POSIZIONAMENTO DEL PAZIENTE (IGRT) CON TAC INTEGRATA (PIU' DI 5 SEDUTE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5" table:style-name="ce11">
            <text:p>3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terapia Totale</text:p>
          </table:table-cell>
          <table:table-cell table:number-columns-repeated="4" table:style-name="ce17"/>
          <table:table-cell office:value-type="float" office:value="39.010245028211472" table:style-name="ce11">
            <text:p>39</text:p>
          </table:table-cell>
          <table:table-cell office:value-type="float" office:value="1667" table:style-name="ce12">
            <text:p>166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181818181818199" table:style-name="ce15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7.7894736842105301" table:style-name="ce11">
            <text:p>8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" table:style-name="ce15">
            <text:p>1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510204081633" table:style-name="ce15">
            <text:p>21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875" table:style-name="ce15">
            <text:p>20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666666666667" table:style-name="ce15">
            <text:p>28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4.6666666666666696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12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866666666666699" table:style-name="ce15">
            <text:p>2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23809523809499" table:style-name="ce15">
            <text:p>25</text:p>
          </table:table-cell>
          <table:table-cell office:value-type="float" office:value="105" table:style-name="ce16">
            <text:p>10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7.7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133333333333301" table:style-name="ce11">
            <text:p>1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.5555555555555598" table:style-name="ce11">
            <text:p>6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6.25" table:style-name="ce11">
            <text:p>6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176470588235301" table:style-name="ce11">
            <text:p>28</text:p>
          </table:table-cell>
          <table:table-cell office:value-type="float" office:value="68" table:style-name="ce12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3</text:p>
          </table:table-cell>
          <table:table-cell office:value-type="string" table:style-name="ce10">
            <text:p>ANALISI DINAMOMETRICA ISOCINETICA SEGMENTAL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.056603773584897" table:style-name="ce11">
            <text:p>32</text:p>
          </table:table-cell>
          <table:table-cell office:value-type="float" office:value="53" table:style-name="ce12">
            <text:p>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110" table:style-name="ce12">
            <text:p>1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.25" table:style-name="ce11">
            <text:p>5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620689655172399" table:style-name="ce11">
            <text:p>24</text:p>
          </table:table-cell>
          <table:table-cell office:value-type="float" office:value="557" table:style-name="ce12">
            <text:p>55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286" table:style-name="ce11">
            <text:p>28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9" table:style-name="ce11">
            <text:p>5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545454545454501" table:style-name="ce11">
            <text:p>26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5" table:style-name="ce11">
            <text:p>13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3.5" table:style-name="ce11">
            <text:p>64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370370370370399" table:style-name="ce11">
            <text:p>28</text:p>
          </table:table-cell>
          <table:table-cell office:value-type="float" office:value="513" table:style-name="ce12">
            <text:p>5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5.75" table:style-name="ce11">
            <text:p>6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8.75" table:style-name="ce11">
            <text:p>9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8.2222222222222" table:style-name="ce11">
            <text:p>28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4.2222222222222197" table:style-name="ce11">
            <text:p>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.6153846153846199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.125" table:style-name="ce11">
            <text:p>18</text:p>
          </table:table-cell>
          <table:table-cell office:value-type="float" office:value="96" table:style-name="ce12">
            <text:p>9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4444444444444393" table:style-name="ce11">
            <text:p>8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2173913043478" table:style-name="ce11">
            <text:p>40</text:p>
          </table:table-cell>
          <table:table-cell office:value-type="float" office:value="230" table:style-name="ce12">
            <text:p>2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6.71428571428571" table:style-name="ce11">
            <text:p>7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.25" table:style-name="ce11">
            <text:p>3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5555555555556" table:style-name="ce11">
            <text:p>12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71428571428571" table:style-name="ce15">
            <text:p>6</text:p>
          </table:table-cell>
          <table:table-cell office:value-type="float" office:value="70" table:style-name="ce16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4.486486486486498" table:style-name="ce11">
            <text:p>34</text:p>
          </table:table-cell>
          <table:table-cell office:value-type="float" office:value="334" table:style-name="ce12">
            <text:p>3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45454545454501" table:style-name="ce15">
            <text:p>15</text:p>
          </table:table-cell>
          <table:table-cell office:value-type="float" office:value="99" table:style-name="ce16">
            <text:p>9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7</text:p>
          </table:table-cell>
          <table:table-cell office:value-type="string" table:style-name="ce10">
            <text:p>MESOTERAPIA (inclusa antalgica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.3333333333333" table:style-name="ce11">
            <text:p>2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.5" table:style-name="ce11">
            <text:p>18</text:p>
          </table:table-cell>
          <table:table-cell office:value-type="float" office:value="64" table:style-name="ce12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458937198067598" table:style-name="ce11">
            <text:p>21</text:p>
          </table:table-cell>
          <table:table-cell office:value-type="float" office:value="207" table:style-name="ce12">
            <text:p>20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 Totale</text:p>
          </table:table-cell>
          <table:table-cell table:number-columns-repeated="4" table:style-name="ce17"/>
          <table:table-cell office:value-type="float" office:value="23.094809300589784" table:style-name="ce11">
            <text:p>23</text:p>
          </table:table-cell>
          <table:table-cell office:value-type="float" office:value="4038" table:style-name="ce12">
            <text:p>403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17</text:p>
          </table:table-cell>
          <table:table-cell office:value-type="string" table:style-name="ce10">
            <text:p>CIST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5.58904109589" table:style-name="ce15">
            <text:p>116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.699029126213599" table:style-name="ce11">
            <text:p>28</text:p>
          </table:table-cell>
          <table:table-cell office:value-type="float" office:value="103" table:style-name="ce12">
            <text:p>10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1</text:p>
          </table:table-cell>
          <table:table-cell office:value-type="string" table:style-name="ce10">
            <text:p>DILATAZIONE URET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5588235294118" table:style-name="ce11">
            <text:p>25</text:p>
          </table:table-cell>
          <table:table-cell office:value-type="float" office:value="68" table:style-name="ce12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3571428571429" table:style-name="ce11">
            <text:p>24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340425531915" table:style-name="ce15">
            <text:p>11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5555555555556" table:style-name="ce15">
            <text:p>1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4.6666666666667" table:style-name="ce11">
            <text:p>2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4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0.785714285714299" table:style-name="ce11">
            <text:p>21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7.125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48.819672131147499" table:style-name="ce11">
            <text:p>49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8.600000000000001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9.411764705882398" table:style-name="ce11">
            <text:p>59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377358490565996" table:style-name="ce15">
            <text:p>78</text:p>
          </table:table-cell>
          <table:table-cell office:value-type="float" office:value="159" table:style-name="ce16">
            <text:p>1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9.75" table:style-name="ce11">
            <text:p>2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72131147541002" table:style-name="ce15">
            <text:p>34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" table:style-name="ce15">
            <text:p>5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4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3.6666666666667" table:style-name="ce11">
            <text:p>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25" table:style-name="ce15">
            <text:p>28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333333333333" table:style-name="ce15">
            <text:p>1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45454545454501" table:style-name="ce15">
            <text:p>2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5.25" table:style-name="ce11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400000000000000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70588235294102" table:style-name="ce15">
            <text:p>1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571428571429" table:style-name="ce15">
            <text:p>27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75" table:style-name="ce15">
            <text:p>8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99999999999999" table:style-name="ce15">
            <text:p>1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733333333333299" table:style-name="ce15">
            <text:p>4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4444444444444393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333333333333298" table:style-name="ce11">
            <text:p>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25" table:style-name="ce15">
            <text:p>5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69565217391299" table:style-name="ce15">
            <text:p>12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.048387096774199" table:style-name="ce11">
            <text:p>42</text:p>
          </table:table-cell>
          <table:table-cell office:value-type="float" office:value="62" table:style-name="ce12">
            <text:p>6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 Totale</text:p>
          </table:table-cell>
          <table:table-cell table:number-columns-repeated="4" table:style-name="ce17"/>
          <table:table-cell office:value-type="float" office:value="20.173007602049633" table:style-name="ce11">
            <text:p>20</text:p>
          </table:table-cell>
          <table:table-cell office:value-type="float" office:value="1050" table:style-name="ce12">
            <text:p>1050</text:p>
          </table:table-cell>
          <table:table-cell table:number-columns-repeated="16377"/>
        </table:table-row>
        <table:table-row table:style-name="ro4">
          <table:table-cell office:value-type="string" table:style-name="ce18">
            <text:p>Totale complessivo</text:p>
          </table:table-cell>
          <table:table-cell table:number-columns-repeated="4" table:style-name="ce19"/>
          <table:table-cell office:value-type="float" office:value="25.186031117295926" table:style-name="ce20">
            <text:p>25</text:p>
          </table:table-cell>
          <table:table-cell office:value-type="float" office:value="31761" table:style-name="ce21">
            <text:p>31761</text:p>
          </table:table-cell>
          <table:table-cell table:number-columns-repeated="16377"/>
        </table:table-row>
        <table:table-row table:number-rows-repeated="104690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daniela.andreoli</dc:creator>
    <meta:creation-date>2021-08-17T14:09:36Z</meta:creation-date>
    <dc:date>2021-08-23T08:44:54Z</dc:date>
  </office:meta>
</office:document-meta>
</file>